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c7832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5768in" svg:height="5.622in" svg:x="10.6in" svg:y="0.2862in">
            <draw:object draw:notify-on-update-of-ranges="Sheet1.F7:Sheet1.F7 Sheet1.D5:Sheet1.D17 Sheet1.F8:Sheet1.F8 Sheet1.D31:Sheet1.D43 Sheet1.G7:Sheet1.G7 Sheet1.D18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2358in" svg:height="6.0091in" svg:x="10.628in" svg:y="6.8724in">
            <draw:object draw:notify-on-update-of-ranges="Sheet1.F5:Sheet1.F5 Sheet1.C5:Sheet1.C17 Sheet1.F8:Sheet1.F8 Sheet1.C31:Sheet1.C43 Sheet1.F6:Sheet1.F6 Sheet1.C18:Sheet1.C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5768in" svg:height="5.622in" svg:x="0in" svg:y="8.4457in">
            <draw:object draw:notify-on-update-of-ranges="Sheet1.G5:Sheet1.G5 Sheet1.B5:Sheet1.B17 Sheet1.F8:Sheet1.F8 Sheet1.B31:Sheet1.B43 Sheet1.G6:Sheet1.G6 Sheet1.B18:Sheet1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elected instanc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positive exampl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Namespace(alg='badge' data='VOC' did=0 dim=(128 128 3) epochs=10 iters=200 lr=0.0001 lr_object=0.00125 lr_steps=[22 26] model='mlp' momentum=0.9 nClasses=2 nEmb=256 nEnd=50000 nQuery=100 nStart=100 path='data' print_freq=100 seed=3 test_iter=100 weight_decay=0.0001)<text:line-break/>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4653739612188" calcext:value-type="float">
            <text:p>0.624653739612188</text:p>
          </table:table-cell>
          <table:table-cell office:value-type="float" office:value="1.4" calcext:value-type="float">
            <text:p>1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Badge-map</text:p>
          </table:table-cell>
          <table:table-cell office:value-type="string" calcext:value-type="string">
            <text:p>Badge-acc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65512465373961" calcext:value-type="float">
            <text:p>0.665512465373961</text:p>
          </table:table-cell>
          <table:table-cell office:value-type="float" office:value="1.8" calcext:value-type="float">
            <text:p>1.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Random-map</text:p>
          </table:table-cell>
          <table:table-cell office:value-type="string" calcext:value-type="string">
            <text:p>Random-acc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101108033241" calcext:value-type="float">
            <text:p>0.6101108033241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Badge-positive</text:p>
          </table:table-cell>
          <table:table-cell office:value-type="string" calcext:value-type="string">
            <text:p>Random-positiv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62742382271468" calcext:value-type="float">
            <text:p>0.662742382271468</text:p>
          </table:table-cell>
          <table:table-cell office:value-type="float" office:value="1.9" calcext:value-type="float">
            <text:p>1.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oreset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62049861495845" calcext:value-type="float">
            <text:p>0.662049861495845</text:p>
          </table:table-cell>
          <table:table-cell office:value-type="float" office:value="1.9" calcext:value-type="float">
            <text:p>1.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adge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53739612188366" calcext:value-type="float">
            <text:p>0.653739612188366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dge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72437673130194" calcext:value-type="float">
            <text:p>0.672437673130194</text:p>
          </table:table-cell>
          <table:table-cell office:value-type="float" office:value="2.1" calcext:value-type="float">
            <text:p>2.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adge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35734072022161" calcext:value-type="float">
            <text:p>0.635734072022161</text:p>
          </table:table-cell>
          <table:table-cell office:value-type="float" office:value="2.2" calcext:value-type="float">
            <text:p>2.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adge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3047091412742" calcext:value-type="float">
            <text:p>0.653047091412742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adge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30886426592798" calcext:value-type="float">
            <text:p>0.630886426592798</text:p>
          </table:table-cell>
          <table:table-cell office:value-type="float" office:value="2.2" calcext:value-type="float">
            <text:p>2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badge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2.2" calcext:value-type="float">
            <text:p>2.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badge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642659279778393" calcext:value-type="float">
            <text:p>0.642659279778393</text:p>
          </table:table-cell>
          <table:table-cell office:value-type="float" office:value="2.1" calcext:value-type="float">
            <text:p>2.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adge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634349030470914" calcext:value-type="float">
            <text:p>0.634349030470914</text:p>
          </table:table-cell>
          <table:table-cell office:value-type="float" office:value="2.2" calcext:value-type="float">
            <text:p>2.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adg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96952908587258" calcext:value-type="float">
            <text:p>0.596952908587258</text:p>
          </table:table-cell>
          <table:table-cell office:value-type="float" office:value="1.6" calcext:value-type="float">
            <text:p>1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andom</text:p>
          </table:table-cell>
          <table:table-cell table:style-name="ce1" office:value-type="string" calcext:value-type="string">
            <text:p>Namespace(alg='rand' data='VOC' did=0 dim=(128 128 3) epochs=10 iters=200 lr=0.0001 lr_object=0.00125 lr_steps=[22 26] model='mlp' momentum=0.9 nClasses=2 nEmb=256 nEnd=50000 nQuery=100 nStart=100 path='data' print_freq=100 seed=3 test_iter=100 weight_decay=0.0001)<text:line-break/>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55124653739612" calcext:value-type="float">
            <text:p>0.655124653739612</text:p>
          </table:table-cell>
          <table:table-cell office:value-type="float" office:value="1.7" calcext:value-type="float">
            <text:p>1.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39196675900277" calcext:value-type="float">
            <text:p>0.639196675900277</text:p>
          </table:table-cell>
          <table:table-cell office:value-type="float" office:value="1.7" calcext:value-type="float">
            <text:p>1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63434903047091" calcext:value-type="float">
            <text:p>0.663434903047091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60664819944598" calcext:value-type="float">
            <text:p>0.660664819944598</text:p>
          </table:table-cell>
          <table:table-cell office:value-type="float" office:value="2.1" calcext:value-type="float">
            <text:p>2.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34349030470914" calcext:value-type="float">
            <text:p>0.6343490304709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59972299168975" calcext:value-type="float">
            <text:p>0.659972299168975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40581717451524" calcext:value-type="float">
            <text:p>0.640581717451524</text:p>
          </table:table-cell>
          <table:table-cell office:value-type="float" office:value="2.1" calcext:value-type="float">
            <text:p>2.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63434903047091" calcext:value-type="float">
            <text:p>0.663434903047091</text:p>
          </table:table-cell>
          <table:table-cell office:value-type="float" office:value="2.1" calcext:value-type="float">
            <text:p>2.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37119113573407" calcext:value-type="float">
            <text:p>0.637119113573407</text:p>
          </table:table-cell>
          <table:table-cell office:value-type="float" office:value="1.8" calcext:value-type="float">
            <text:p>1.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64612188365651" calcext:value-type="float">
            <text:p>0.64612188365651</text:p>
          </table:table-cell>
          <table:table-cell office:value-type="float" office:value="2.1" calcext:value-type="float">
            <text:p>2.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665512465373961" calcext:value-type="float">
            <text:p>0.66551246537396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60595567867036" calcext:value-type="float">
            <text:p>0.60595567867036</text:p>
          </table:table-cell>
          <table:table-cell office:value-type="float" office:value="2.2" calcext:value-type="float">
            <text:p>2.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1329639889197" calcext:value-type="float">
            <text:p>0.571329639889197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float" office:value="0.607340720221607" calcext:value-type="float">
            <text:p>0.607340720221607</text:p>
          </table:table-cell>
          <table:table-cell office:value-type="float" office:value="2.1" calcext:value-type="float">
            <text:p>2.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float" office:value="0.619806094182825" calcext:value-type="float">
            <text:p>0.619806094182825</text:p>
          </table:table-cell>
          <table:table-cell office:value-type="float" office:value="2.1" calcext:value-type="float">
            <text:p>2.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float" office:value="0.610803324099723" calcext:value-type="float">
            <text:p>0.610803324099723</text:p>
          </table:table-cell>
          <table:table-cell office:value-type="float" office:value="1.8" calcext:value-type="float">
            <text:p>1.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float" office:value="0.612880886426593" calcext:value-type="float">
            <text:p>0.612880886426593</text:p>
          </table:table-cell>
          <table:table-cell office:value-type="float" office:value="1.9" calcext:value-type="float">
            <text:p>1.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float" office:value="0.638504155124654" calcext:value-type="float">
            <text:p>0.638504155124654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float" office:value="0.635734072022161" calcext:value-type="float">
            <text:p>0.63573407202216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float" office:value="0.6101108033241" calcext:value-type="float">
            <text:p>0.6101108033241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float" office:value="0.628116343490305" calcext:value-type="float">
            <text:p>0.628116343490305</text:p>
          </table:table-cell>
          <table:table-cell office:value-type="float" office:value="1.8" calcext:value-type="float">
            <text:p>1.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0.652354570637119" calcext:value-type="float">
            <text:p>0.652354570637119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2" office:value-type="float" office:value="0.632963988919668" calcext:value-type="float">
            <text:p>0.632963988919668</text:p>
          </table:table-cell>
          <table:table-cell office:value-type="float" office:value="2.2" calcext:value-type="float">
            <text:p>2.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" office:value-type="float" office:value="0.64196675900277" calcext:value-type="float">
            <text:p>0.64196675900277</text:p>
          </table:table-cell>
          <table:table-cell office:value-type="float" office:value="1.9" calcext:value-type="float">
            <text:p>1.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2" office:value-type="float" office:value="0.615650969529086" calcext:value-type="float">
            <text:p>0.615650969529086</text:p>
          </table:table-cell>
          <table:table-cell office:value-type="float" office:value="2.1" calcext:value-type="float">
            <text:p>2.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res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5:54:57.701234154</meta:creation-date>
    <dc:date>2021-03-02T16:52:55.656650291</dc:date>
    <meta:editing-duration>PT37M34S</meta:editing-duration>
    <meta:editing-cycles>7</meta:editing-cycles>
    <meta:generator>LibreOffice/6.4.6.2$Linux_X86_64 LibreOffice_project/40$Build-2</meta:generator>
    <meta:document-statistic meta:table-count="1" meta:cell-count="20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26cm" svg:height="14.281cm" xlink:href=".." xlink:type="simple" chart:class="chart:line" chart:style-name="ch1">
        <chart:legend chart:legend-position="end" svg:x="20.416cm" svg:y="6.343cm" style:legend-expansion="high" chart:style-name="ch2"/>
        <chart:plot-area chart:style-name="ch3" table:cell-range-address="Sheet1.F7:Sheet1.F8 Sheet1.D5:Sheet1.D30 Sheet1.D31:Sheet1.D43 Sheet1.G7:Sheet1.G7" chart:data-source-has-labels="row" svg:x="0.486cm" svg:y="0.285cm" svg:width="19.444cm" svg:height="13.711cm">
          <chartooo:coordinate-region svg:x="1.293cm" svg:y="0.484cm" svg:width="18.45cm" svg:height="12.8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D17" chart:label-cell-address="Sheet1.F7:Sheet1.F7" chart:class="chart:line">
            <chart:data-point chart:repeated="13"/>
          </chart:series>
          <chart:series chart:style-name="ch8" chart:values-cell-range-address="Sheet1.D31:Sheet1.D43" chart:label-cell-address="Sheet1.F8:Sheet1.F8" chart:class="chart:line">
            <chart:data-point chart:repeated="13"/>
          </chart:series>
          <chart:series chart:style-name="ch9" chart:values-cell-range-address="Sheet1.D18:Sheet1.D30" chart:label-cell-address="Sheet1.G7:Sheet1.G7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dge-positive</text:p>
                <draw:g>
                  <svg:desc>Sheet1.F7:Sheet1.F7</svg:desc>
                </draw:g>
              </table:table-cell>
              <table:table-cell office:value-type="string">
                <text:p>coreset</text:p>
                <draw:g>
                  <svg:desc>Sheet1.F8:Sheet1.F8</svg:desc>
                </draw:g>
              </table:table-cell>
              <table:table-cell office:value-type="string">
                <text:p>Random-positive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D5:Sheet1.D17</svg:desc>
                </draw:g>
              </table:table-cell>
              <table:table-cell office:value-type="float" office:value="37">
                <text:p>37</text:p>
                <draw:g>
                  <svg:desc>Sheet1.D31:Sheet1.D43</svg:desc>
                </draw:g>
              </table:table-cell>
              <table:table-cell office:value-type="float" office:value="31">
                <text:p>31</text:p>
                <draw:g>
                  <svg:desc>Sheet1.D18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">
                <text:p>242</text:p>
              </table:table-cell>
              <table:table-cell office:value-type="float" office:value="232">
                <text:p>23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">
                <text:p>273</text:p>
              </table:table-cell>
              <table:table-cell office:value-type="float" office:value="265">
                <text:p>26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5">
                <text:p>305</text:p>
              </table:table-cell>
              <table:table-cell office:value-type="float" office:value="298">
                <text:p>29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2">
                <text:p>332</text:p>
              </table:table-cell>
              <table:table-cell office:value-type="float" office:value="322">
                <text:p>32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4">
                <text:p>374</text:p>
              </table:table-cell>
              <table:table-cell office:value-type="float" office:value="387">
                <text:p>38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94">
                <text:p>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cm" svg:height="15.264cm" xlink:href=".." xlink:type="simple" chart:class="chart:line" chart:style-name="ch1">
        <chart:legend chart:legend-position="end" svg:x="22.619cm" svg:y="6.835cm" style:legend-expansion="high" chart:style-name="ch2"/>
        <chart:plot-area chart:style-name="ch3" table:cell-range-address="Sheet1.F5:Sheet1.F6 Sheet1.C5:Sheet1.C43 Sheet1.F8:Sheet1.F8" chart:data-source-has-labels="row" svg:x="0.52cm" svg:y="0.305cm" svg:width="21.579cm" svg:height="14.654cm">
          <chartooo:coordinate-region svg:x="1.247cm" svg:y="0.504cm" svg:width="20.665cm" svg:height="13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17" chart:label-cell-address="Sheet1.F5:Sheet1.F5" chart:class="chart:line">
            <chart:data-point chart:repeated="13"/>
          </chart:series>
          <chart:series chart:style-name="ch8" chart:values-cell-range-address="Sheet1.C31:Sheet1.C43" chart:label-cell-address="Sheet1.F8:Sheet1.F8" chart:class="chart:line">
            <chart:data-point chart:repeated="13"/>
          </chart:series>
          <chart:series chart:style-name="ch9" chart:values-cell-range-address="Sheet1.C18:Sheet1.C30" chart:label-cell-address="Sheet1.F6:Sheet1.F6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dge-map</text:p>
                <draw:g>
                  <svg:desc>Sheet1.F5:Sheet1.F5</svg:desc>
                </draw:g>
              </table:table-cell>
              <table:table-cell office:value-type="string">
                <text:p>coreset</text:p>
                <draw:g>
                  <svg:desc>Sheet1.F8:Sheet1.F8</svg:desc>
                </draw:g>
              </table:table-cell>
              <table:table-cell office:value-type="string">
                <text:p>Random-map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C5:Sheet1.C17</svg:desc>
                </draw:g>
              </table:table-cell>
              <table:table-cell office:value-type="float" office:value="1.5">
                <text:p>1.5</text:p>
                <draw:g>
                  <svg:desc>Sheet1.C31:Sheet1.C43</svg:desc>
                </draw:g>
              </table:table-cell>
              <table:table-cell office:value-type="float" office:value="1.6">
                <text:p>1.6</text:p>
                <draw:g>
                  <svg:desc>Sheet1.C18:Sheet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2.1">
                <text:p>2.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26cm" svg:height="14.281cm" xlink:href=".." xlink:type="simple" chart:class="chart:line" chart:style-name="ch1">
        <chart:legend chart:legend-position="end" svg:x="21.051cm" svg:y="6.343cm" style:legend-expansion="high" chart:style-name="ch2"/>
        <chart:plot-area chart:style-name="ch3" table:cell-range-address="Sheet1.G5:Sheet1.G6 Sheet1.B5:Sheet1.B43 Sheet1.F8:Sheet1.F8" chart:data-source-has-labels="row" svg:x="0.486cm" svg:y="0.285cm" svg:width="20.079cm" svg:height="13.711cm">
          <chartooo:coordinate-region svg:x="1.398cm" svg:y="0.484cm" svg:width="18.98cm" svg:height="12.8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7" chart:label-cell-address="Sheet1.G5:Sheet1.G5" chart:class="chart:line">
            <chart:data-point chart:repeated="13"/>
          </chart:series>
          <chart:series chart:style-name="ch7" chart:values-cell-range-address="Sheet1.B31:Sheet1.B43" chart:label-cell-address="Sheet1.F8:Sheet1.F8" chart:class="chart:line">
            <chart:data-point chart:repeated="13"/>
          </chart:series>
          <chart:series chart:style-name="ch8" chart:values-cell-range-address="Sheet1.B18:Sheet1.B30" chart:label-cell-address="Sheet1.G6:Sheet1.G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dge-acc</text:p>
                <draw:g>
                  <svg:desc>Sheet1.G5:Sheet1.G5</svg:desc>
                </draw:g>
              </table:table-cell>
              <table:table-cell office:value-type="string">
                <text:p>coreset</text:p>
                <draw:g>
                  <svg:desc>Sheet1.F8:Sheet1.F8</svg:desc>
                </draw:g>
              </table:table-cell>
              <table:table-cell office:value-type="string">
                <text:p>Random-acc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4653739612188">
                <text:p>0.624653739612188</text:p>
                <draw:g>
                  <svg:desc>Sheet1.B5:Sheet1.B17</svg:desc>
                </draw:g>
              </table:table-cell>
              <table:table-cell office:value-type="float" office:value="0.571329639889197">
                <text:p>0.571329639889197</text:p>
                <draw:g>
                  <svg:desc>Sheet1.B31:Sheet1.B43</svg:desc>
                </draw:g>
              </table:table-cell>
              <table:table-cell office:value-type="float" office:value="0.596952908587258">
                <text:p>0.596952908587258</text:p>
                <draw:g>
                  <svg:desc>Sheet1.B18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5512465373961">
                <text:p>0.665512465373961</text:p>
              </table:table-cell>
              <table:table-cell office:value-type="float" office:value="0.607340720221607">
                <text:p>0.607340720221607</text:p>
              </table:table-cell>
              <table:table-cell office:value-type="float" office:value="0.655124653739612">
                <text:p>0.655124653739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01108033241">
                <text:p>0.6101108033241</text:p>
              </table:table-cell>
              <table:table-cell office:value-type="float" office:value="0.619806094182825">
                <text:p>0.619806094182825</text:p>
              </table:table-cell>
              <table:table-cell office:value-type="float" office:value="0.639196675900277">
                <text:p>0.639196675900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2742382271468">
                <text:p>0.662742382271468</text:p>
              </table:table-cell>
              <table:table-cell office:value-type="float" office:value="0.610803324099723">
                <text:p>0.610803324099723</text:p>
              </table:table-cell>
              <table:table-cell office:value-type="float" office:value="0.663434903047091">
                <text:p>0.663434903047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2049861495845">
                <text:p>0.662049861495845</text:p>
              </table:table-cell>
              <table:table-cell office:value-type="float" office:value="0.612880886426593">
                <text:p>0.612880886426593</text:p>
              </table:table-cell>
              <table:table-cell office:value-type="float" office:value="0.660664819944598">
                <text:p>0.660664819944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3739612188366">
                <text:p>0.653739612188366</text:p>
              </table:table-cell>
              <table:table-cell office:value-type="float" office:value="0.638504155124654">
                <text:p>0.638504155124654</text:p>
              </table:table-cell>
              <table:table-cell office:value-type="float" office:value="0.634349030470914">
                <text:p>0.634349030470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2437673130194">
                <text:p>0.672437673130194</text:p>
              </table:table-cell>
              <table:table-cell office:value-type="float" office:value="0.635734072022161">
                <text:p>0.635734072022161</text:p>
              </table:table-cell>
              <table:table-cell office:value-type="float" office:value="0.659972299168975">
                <text:p>0.659972299168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5734072022161">
                <text:p>0.635734072022161</text:p>
              </table:table-cell>
              <table:table-cell office:value-type="float" office:value="0.6101108033241">
                <text:p>0.6101108033241</text:p>
              </table:table-cell>
              <table:table-cell office:value-type="float" office:value="0.640581717451524">
                <text:p>0.640581717451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3047091412742">
                <text:p>0.653047091412742</text:p>
              </table:table-cell>
              <table:table-cell office:value-type="float" office:value="0.628116343490305">
                <text:p>0.628116343490305</text:p>
              </table:table-cell>
              <table:table-cell office:value-type="float" office:value="0.663434903047091">
                <text:p>0.663434903047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0886426592798">
                <text:p>0.630886426592798</text:p>
              </table:table-cell>
              <table:table-cell office:value-type="float" office:value="0.652354570637119">
                <text:p>0.652354570637119</text:p>
              </table:table-cell>
              <table:table-cell office:value-type="float" office:value="0.637119113573407">
                <text:p>0.637119113573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4736842105263">
                <text:p>0.644736842105263</text:p>
              </table:table-cell>
              <table:table-cell office:value-type="float" office:value="0.632963988919668">
                <text:p>0.632963988919668</text:p>
              </table:table-cell>
              <table:table-cell office:value-type="float" office:value="0.64612188365651">
                <text:p>0.64612188365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2659279778393">
                <text:p>0.642659279778393</text:p>
              </table:table-cell>
              <table:table-cell office:value-type="float" office:value="0.64196675900277">
                <text:p>0.64196675900277</text:p>
              </table:table-cell>
              <table:table-cell office:value-type="float" office:value="0.665512465373961">
                <text:p>0.665512465373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4349030470914">
                <text:p>0.634349030470914</text:p>
              </table:table-cell>
              <table:table-cell office:value-type="float" office:value="0.615650969529086">
                <text:p>0.615650969529086</text:p>
              </table:table-cell>
              <table:table-cell office:value-type="float" office:value="0.60595567867036">
                <text:p>0.605955678670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